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e4f2c"/>
    </style:style>
    <style:style style:name="T1" style:family="text">
      <style:text-properties officeooo:rsid="001e4f2c"/>
    </style:style>
    <text:list-style style:name="L1">
      <text:list-level-style-number text:level="1" text:style-name="Numbering_20_Symbols" style:num-suffix="." style:num-format="0001, 0002, 0003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72246305" text:style-name="L1">
        <text:list-item>
          <text:p text:style-name="P1"><text:span text:style-name="T1">A</text:span></text:p>
        </text:list-item>
      </text:list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20-03-20T14:05:03.387634597</meta:creation-date>
    <dc:date>2020-03-20T14:05:22.951994638</dc:date>
    <dc:creator>Miklos Vajna</dc:creator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6"/>
    <meta:generator>LibreOfficeDev/7.0.0.0.alpha0$Linux_X86_64 LibreOffice_project/d73e09c7ce55dedbd2004b7ab2078d6a53df9fcb</meta:generator>
  </office:meta>
</office:document-meta>
</file>